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d4d7d" officeooo:paragraph-rsid="000d4d7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d4d7d" officeooo:paragraph-rsid="000d4d7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d4d7d" officeooo:paragraph-rsid="000f46fb" style:font-weight-asian="bold" style:font-weight-complex="bold"/>
    </style:style>
    <style:style style:name="P4" style:family="paragraph" style:parent-style-name="Standard">
      <style:paragraph-properties fo:text-align="start" style:justify-single-word="false"/>
      <style:text-properties officeooo:paragraph-rsid="000d4d7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d4d7d" officeooo:paragraph-rsid="000d4d7d"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d4d7d" officeooo:paragraph-rsid="001200d1"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d4d7d" officeooo:paragraph-rsid="0014cfc9"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d4d7d" officeooo:paragraph-rsid="0016bf18"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0d4d7d" officeooo:paragraph-rsid="00180db6"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0d4d7d" officeooo:paragraph-rsid="0019bf35" style:font-weight-asian="bold" style:font-weight-complex="bold"/>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d4d7d" officeooo:paragraph-rsid="000d4d7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d4d7d" officeooo:paragraph-rsid="000d4d7d" fo:background-color="transparent"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d4d7d" officeooo:paragraph-rsid="000f46fb" fo:background-color="transparent"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officeooo:paragraph-rsid="000f7b66"/>
    </style:style>
    <style:style style:name="T1"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2"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style:text-underline-style="none" fo:font-weight="normal" officeooo:rsid="000f7b66" fo:background-color="transparent" loext:char-shading-value="0"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style:text-underline-style="none" style:font-size-asian="12pt" style:font-size-complex="12pt"/>
    </style:style>
    <style:style style:name="T5" style:family="text">
      <style:text-properties fo:font-variant="normal" fo:text-transform="none" fo:color="#000000" style:font-name="Liberation Serif" fo:font-size="12pt" fo:letter-spacing="normal" fo:font-style="normal" style:text-underline-style="none" fo:background-color="transparent" loext:char-shading-value="0" style:font-size-asian="12pt" style:font-size-complex="12pt"/>
    </style:style>
    <style:style style:name="T6"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1169f" fo:background-color="transparent" loext:char-shading-value="0" style:font-size-asian="12pt" style:font-weight-asian="bold" style:font-size-complex="12pt" style:font-weight-complex="bold"/>
    </style:style>
    <style:style style:name="T8"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f7b66" fo:background-color="transparent" loext:char-shading-value="0"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00d1"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a08c" style:text-blinking="false" fo:background-color="transparent"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4cfc9"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6bf1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7c897"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0db6"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f759"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bf35"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officeooo:rsid="000f46fb"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officeooo:rsid="000f7b66"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0f46fb" style:text-blinking="false" fo:background-color="transparent" loext:char-shading-value="0" style:font-size-asian="12pt" style:font-weight-asian="bold" style:font-size-complex="12pt" style:font-weight-complex="bold"/>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0f7b66" style:text-blinking="false" fo:background-color="transparent" loext:char-shading-value="0" style:font-size-asian="12pt" style:font-weight-asian="bold" style:font-size-complex="12pt" style:font-weight-complex="bold"/>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200d1"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4cfc9" style:text-blinking="false" fo:background-color="transparent" loext:char-shading-value="0" style:font-size-asian="12pt" style:font-weight-asian="bold" style:font-size-complex="12pt" style:font-weight-complex="bold"/>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6bf18"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80db6" style:text-blinking="false" fo:background-color="transparent" loext:char-shading-value="0" style:font-size-asian="12pt" style:font-weight-asian="bold" style:font-size-complex="12pt" style:font-weight-complex="bold"/>
    </style:style>
    <style:style style:name="T27"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8f759" style:text-blinking="false" fo:background-color="transparent" loext:char-shading-value="0" style:font-size-asian="12pt" style:font-weight-asian="bold" style:font-size-complex="12pt" style:font-weight-complex="bold"/>
    </style:style>
    <style:style style:name="T28"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9bf35" style:text-blinking="false" fo:background-color="transparent" loext:char-shading-value="0" style:font-size-asian="12pt" style:font-weight-asian="bold" style:font-size-complex="12pt" style:font-weight-complex="bold"/>
    </style:style>
    <style:style style:name="T29"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style:text-blinking="false" fo:background-color="transparent" loext:char-shading-value="0" style:font-size-asian="12pt" style:font-weight-asian="bold" style:font-size-complex="12pt" style:font-weight-complex="bold"/>
    </style:style>
    <style:style style:name="T30"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officeooo:rsid="000f46fb" style:text-blinking="false" fo:background-color="transparent" loext:char-shading-value="0" style:font-size-asian="12pt" style:font-weight-asian="bold" style:font-size-complex="12pt" style:font-weight-complex="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égislation concernant l’attaque</text:p>
      <text:p text:style-name="P2"/>
      <text:p text:style-name="P2">Que dis la loi ?:</text:p>
      <text:p text:style-name="P4"><text:span text:style-name="T30">• </text:span><text:span text:style-name="Strong_20_Emphasis"><text:span text:style-name="T30">Escroquerie</text:span></text:span><text:span text:style-name="T30"> a</text:span><text:a xlink:type="simple" xlink:href="https://www.legifrance.gouv.fr/affichCodeArticle.do?cidTexte=LEGITEXT000006070719&amp;idArticle=LEGIARTI000006418191" office:target-frame-name="_blank" xlink:show="new" text:style-name="Internet_20_link" text:visited-style-name="Visited_20_Internet_20_Link"><text:span text:style-name="T29">rticle 313-1</text:span></text:a><text:span text:style-name="T9"> </text:span><text:span text:style-name="T6">du code pénal</text:span><text:span text:style-name="T4"> </text:span><text:span text:style-name="T1">: l’escroquerie est le fait, soit par l’usage d’un faux nom ou d’une fausse qualité, soit par l’abus d’une qualité vraie, soit par l’emploi de manœuvres frauduleuses, de tromper une personne physique ou morale et de la déterminer ainsi, à son préjudice ou au préjudice d’un tiers, à remettre des fonds, des valeurs ou un bien quelconque, à fournir un service ou à consentir un acte opérant obligation ou décharge. Délit passible d’une peine d’emprisonnement de cinq ans et de 375 000 euros d’amende.</text:span></text:p>
      <text:p text:style-name="P11"/>
      <text:p text:style-name="P2"><text:span text:style-name="T19">• </text:span><text:span text:style-name="Strong_20_Emphasis"><text:span text:style-name="T21">Collecte de données à caractère personnel par un moyen frauduleux, déloyal ou illicite</text:span></text:span><text:span text:style-name="T19"> <text:s/>a</text:span><text:a xlink:type="simple" xlink:href="https://www.legifrance.gouv.fr/affichCodeArticle.do?idArticle=LEGIARTI000006417968&amp;cidTexte=LEGITEXT000006070719" office:target-frame-name="_blank" xlink:show="new" text:style-name="Internet_20_link" text:visited-style-name="Visited_20_Internet_20_Link"><text:span text:style-name="T18">rticle 226-18</text:span></text:a><text:span text:style-name="T5"> du code pénal </text:span><text:span text:style-name="T2">: une telle collecte constitue un délit passible d’une peine d’emprisonnement de cinq ans et de 300 000 euros d’amende. </text:span></text:p>
      <text:p text:style-name="P12"/>
      <text:p text:style-name="P3"><text:span text:style-name="T19">• </text:span><text:span text:style-name="Strong_20_Emphasis"><text:span text:style-name="T21">Accès frauduleux à un système de traitement automatisé de données </text:span></text:span><text:span text:style-name="T19"> a</text:span><text:a xlink:type="simple" xlink:href="https://www.legifrance.gouv.fr/affichCodeArticle.do?idArticle=LEGIARTI000006418316&amp;cidTexte=LEGITEXT000006070719" office:target-frame-name="_blank" xlink:show="new" text:style-name="Internet_20_link" text:visited-style-name="Visited_20_Internet_20_Link"><text:span text:style-name="T18">rticle 323-1</text:span></text:a><text:span text:style-name="T5"> du code pénal </text:span><text:span text:style-name="T2">: le fait d’accéder ou de se maintenir, frauduleusement, dans tout ou partie d’un système de traitement automatisé de données est passible de deux ans d’emprisonnement et de 60 000 euros d’amende. Lorsqu’il en est résulté soit la suppression ou la modification de données contenues dans le système, soit une altération du fonctionnement de ce système, la peine est de trois ans d’emprisonnement et de 100 000 euros d’amende.</text:span></text:p>
      <text:p text:style-name="P13"/>
      <text:p text:style-name="P3"><text:span text:style-name="T20">• </text:span><text:span text:style-name="Strong_20_Emphasis"><text:span text:style-name="T22">Contrefaçon et usage frauduleux de moyen de paiement </text:span></text:span><text:span text:style-name="T20">a</text:span><text:a xlink:type="simple" xlink:href="https://www.legifrance.gouv.fr/affichCodeArticle.do?cidTexte=LEGITEXT000006072026&amp;idArticle=LEGIARTI000006646090&amp;dateTexte=&amp;categorieLien=cid" office:target-frame-name="_blank" xlink:show="new" text:style-name="Internet_20_link" text:visited-style-name="Visited_20_Internet_20_Link"><text:span text:style-name="T18">rticles L163-3</text:span></text:a><text:span text:style-name="T5"> et </text:span><text:a xlink:type="simple" xlink:href="https://www.legifrance.gouv.fr/affichCodeArticle.do?cidTexte=LEGITEXT000006072026&amp;idArticle=LEGIARTI000006646105&amp;dateTexte=&amp;categorieLien=cid" office:target-frame-name="_blank" xlink:show="new" text:style-name="Internet_20_link" text:visited-style-name="Visited_20_Internet_20_Link"><text:span text:style-name="T18">L163-4</text:span></text:a><text:span text:style-name="T5"> du code monétaire et financier</text:span><text:span text:style-name="T2"> : délit passible d’une peine d’emprisonnement de sept ans et de 750 000 euros d’amende. </text:span></text:p>
      <text:p text:style-name="P13"/>
      <text:p text:style-name="P3"><text:span text:style-name="T20">• </text:span><text:span text:style-name="Strong_20_Emphasis"><text:span text:style-name="T22">Usurpation d’identité</text:span></text:span><text:span text:style-name="T20"> a</text:span><text:a xlink:type="simple" xlink:href="https://www.legifrance.gouv.fr/affichCodeArticle.do?idArticle=LEGIARTI000023709201&amp;cidTexte=LEGITEXT000006070719" office:target-frame-name="_blank" xlink:show="new" text:style-name="Internet_20_link" text:visited-style-name="Visited_20_Internet_20_Link"><text:span text:style-name="T18">rticle 226-4-1</text:span></text:a><text:span text:style-name="T5"> du code pénal </text:span><text:span text:style-name="T2">: le fait d’usurper l’identité d’un tiers ou de faire usage d’une ou plusieurs données de toute nature permettant de l’identifier en vue de troubler sa tranquillité ou celle d’autrui, ou de porter atteinte à son honneur ou à sa considération, est passible d’une peine d’un an d’emprisonnement et de 15 000 euros d’amende.</text:span></text:p>
      <text:p text:style-name="P13"/>
      <text:p text:style-name="P13"/>
      <text:p text:style-name="P14"><text:span text:style-name="T7">Les démarches à suivre en cas d’attaques </text:span><text:span text:style-name="T8">:</text:span><text:span text:style-name="T3"> </text:span></text:p>
      <text:p text:style-name="P6"><text:span text:style-name="Strong_20_Emphasis"><text:span text:style-name="T22">• </text:span></text:span><text:span text:style-name="Strong_20_Emphasis"><text:span text:style-name="T23">Au moindre doute, contactez l’organisme concerné : </text:span></text:span><text:span text:style-name="Strong_20_Emphasis"><text:span text:style-name="T10">en cas de doute, contactez si possible directement l’organisme concerné pour confirmer le message ou l’appel que vous avez reçu.</text:span></text:span></text:p>
      <text:p text:style-name="P6"><text:span text:style-name="Strong_20_Emphasis"><text:span text:style-name="T10"/></text:span></text:p>
      <text:p text:style-name="P7"><text:span text:style-name="Strong_20_Emphasis"><text:span text:style-name="T22">• </text:span></text:span><text:span text:style-name="Strong_20_Emphasis"><text:span text:style-name="T23">Faites opposition immédiatement : </text:span></text:span><text:span text:style-name="Strong_20_Emphasis"><text:span text:style-name="T10">si vous avez malencontreusement </text:span></text:span><text:span text:style-name="Strong_20_Emphasis"><text:span text:style-name="T11">communiqué des éléments sur vos moyens de paiement ou si vous avez constaté des débits frauduleux sur votre compte, faites </text:span></text:span><text:span text:style-name="Strong_20_Emphasis"><text:span text:style-name="T12">opposition immédiatement auprès de votre organisme bancaire ou financier.</text:span></text:span></text:p>
      <text:p text:style-name="P7"><text:span text:style-name="Strong_20_Emphasis"><text:span text:style-name="T12"/></text:span></text:p>
      <text:p text:style-name="P7"><text:span text:style-name="Strong_20_Emphasis"><text:span text:style-name="T22">• </text:span></text:span><text:span text:style-name="Strong_20_Emphasis"><text:span text:style-name="T24">Conservez les preuves </text:span></text:span><text:span text:style-name="Strong_20_Emphasis"><text:span text:style-name="T12">: Le message d’hameçonnage reçu.</text:span></text:span></text:p>
      <text:p text:style-name="P7"><text:span text:style-name="Strong_20_Emphasis"><text:span text:style-name="T12"/></text:span></text:p>
      <text:p text:style-name="P8"><text:span text:style-name="Strong_20_Emphasis"><text:span text:style-name="T10">• </text:span></text:span><text:span text:style-name="Strong_20_Emphasis"><text:span text:style-name="T22">Déposez plai</text:span></text:span><text:span text:style-name="Strong_20_Emphasis"><text:span text:style-name="T24">nte :</text:span></text:span><text:span text:style-name="Strong_20_Emphasis"><text:span text:style-name="T12"> si vous avez constaté que des informations personnelles servent à usurper votre <text:s/>identité ou si vous constatez des débits frauduleux s</text:span></text:span><text:span text:style-name="Strong_20_Emphasis"><text:span text:style-name="T13">ur vos comptes bancaires,</text:span></text:span><text:span text:style-name="Strong_20_Emphasis"><text:span text:style-name="T25"> déposez plainte</text:span></text:span><text:span text:style-name="Strong_20_Emphasis"><text:span text:style-name="T13"> au commissariat de police ou à la brigade de gendarmerie en fournissant toutes les preuves en votre possession.</text:span></text:span></text:p>
      <text:p text:style-name="P8"><text:span text:style-name="Strong_20_Emphasis"><text:span text:style-name="T13"/></text:span></text:p>
      <text:p text:style-name="P8"><text:span text:style-name="Strong_20_Emphasis"><text:span text:style-name="T22">• C</text:span></text:span><text:span text:style-name="Strong_20_Emphasis"><text:span text:style-name="T25">hangez immédiatement vos mots de passe :</text:span></text:span><text:span text:style-name="Strong_20_Emphasis"><text:span text:style-name="T13"> si vous avez malencontreusement communiqué un mot de passe, changez-le immédiatement sur le </text:span></text:span><text:span text:style-name="Strong_20_Emphasis"><text:span text:style-name="T14">s</text:span></text:span><text:span text:style-name="Strong_20_Emphasis"><text:span text:style-name="T13">ite </text:span></text:span><text:span text:style-name="Strong_20_Emphasis"><text:span text:style-name="T14">ou </text:span></text:span><text:span text:style-name="Strong_20_Emphasis"><text:span text:style-name="T13">s</text:span></text:span><text:span text:style-name="Strong_20_Emphasis"><text:span text:style-name="T14">e</text:span></text:span><text:span text:style-name="Strong_20_Emphasis"><text:span text:style-name="T13">rvice </text:span></text:span><text:span text:style-name="Strong_20_Emphasis"><text:span text:style-name="T14">c</text:span></text:span><text:span text:style-name="Strong_20_Emphasis"><text:span text:style-name="T13">onc</text:span></text:span><text:span text:style-name="Strong_20_Emphasis"><text:span text:style-name="T14">ern</text:span></text:span><text:span text:style-name="Strong_20_Emphasis"><text:span text:style-name="T13">é, ai</text:span></text:span><text:span text:style-name="Strong_20_Emphasis"><text:span text:style-name="T14">nsi q</text:span></text:span><text:span text:style-name="Strong_20_Emphasis"><text:span text:style-name="T13">u</text:span></text:span><text:span text:style-name="Strong_20_Emphasis"><text:span text:style-name="T14">e s</text:span></text:span><text:span text:style-name="Strong_20_Emphasis"><text:span text:style-name="T13">u</text:span></text:span><text:span text:style-name="Strong_20_Emphasis"><text:span text:style-name="T14">r </text:span></text:span><text:span text:style-name="Strong_20_Emphasis"><text:span text:style-name="T13">tou</text:span></text:span><text:span text:style-name="Strong_20_Emphasis"><text:span text:style-name="T14">s les autres sites ou services sur lesqu</text:span></text:span><text:span text:style-name="Strong_20_Emphasis"><text:span text:style-name="T15">e</text:span></text:span><text:span text:style-name="Strong_20_Emphasis"><text:span text:style-name="T14">l</text:span></text:span><text:span text:style-name="Strong_20_Emphasis"><text:span text:style-name="T15">s </text:span></text:span><text:span text:style-name="Strong_20_Emphasis"><text:span text:style-name="T14">vous </text:span></text:span><text:span text:style-name="Strong_20_Emphasis"><text:span text:style-name="T15">u</text:span></text:span><text:span text:style-name="Strong_20_Emphasis"><text:span text:style-name="T14">ti</text:span></text:span><text:span text:style-name="Strong_20_Emphasis"><text:span text:style-name="T15">lisi</text:span></text:span><text:span text:style-name="Strong_20_Emphasis"><text:span text:style-name="T14">e</text:span></text:span><text:span text:style-name="Strong_20_Emphasis"><text:span text:style-name="T15">z c</text:span></text:span><text:span text:style-name="Strong_20_Emphasis"><text:span text:style-name="T14">e </text:span></text:span><text:span text:style-name="Strong_20_Emphasis"><text:span text:style-name="T15">mot de passe compromis.</text:span></text:span></text:p>
      <text:p text:style-name="P8"><text:span text:style-name="Strong_20_Emphasis"><text:span text:style-name="T15"/></text:span></text:p>
      <text:p text:style-name="P9"><text:soft-page-break/><text:span text:style-name="Strong_20_Emphasis"><text:span text:style-name="T22">• </text:span></text:span><text:span text:style-name="Strong_20_Emphasis"><text:span text:style-name="T26">Sign</text:span></text:span><text:span text:style-name="Strong_20_Emphasis"><text:span text:style-name="T27">alez tout message ou site douteux à Signal Spam : </text:span></text:span><text:span text:style-name="Strong_20_Emphasis"><text:span text:style-name="T16">si vous avez reçu un message douteux, ne répondez pas à ces messages suspects et signalez-les à signal spam qui est associé à la CNIL pour identifier les principaux émetteurs de spams et mener </text:span></text:span><text:span text:style-name="Strong_20_Emphasis"><text:span text:style-name="T17">les actions de luttes nécessaires.</text:span></text:span></text:p>
      <text:p text:style-name="P9"><text:span text:style-name="Strong_20_Emphasis"><text:span text:style-name="T17"/></text:span></text:p>
      <text:p text:style-name="P10"><text:span text:style-name="Strong_20_Emphasis"><text:span text:style-name="T22">• </text:span></text:span><text:span text:style-name="Strong_20_Emphasis"><text:span text:style-name="T28">Signalez l’adresse d’un site d’hameçonnage à Phishing Initiative : </text:span></text:span><text:span text:style-name="Strong_20_Emphasis"><text:span text:style-name="T17">vérifier l’adresse du site internet qui s’affiche sur votre navigateur. Si elle ne correspond pas exactement au site concerné, il s’agit très certainement un site frauduleux. Vous pouvez le signalez à Phishing Initiative qui bloquera l’adresse de ce site et demandera sa suppress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15:46:11.307000000</meta:creation-date>
    <dc:date>2021-11-25T15:58:55.878000000</dc:date>
    <meta:editing-duration>PT11M13S</meta:editing-duration>
    <meta:editing-cycles>2</meta:editing-cycles>
    <meta:generator>LibreOffice/6.2.4.2$Windows_X86_64 LibreOffice_project/2412653d852ce75f65fbfa83fb7e7b669a126d64</meta:generator>
    <meta:document-statistic meta:table-count="0" meta:image-count="0" meta:object-count="0" meta:page-count="2" meta:paragraph-count="15" meta:word-count="595" meta:character-count="3675" meta:non-whitespace-character-count="3089"/>
  </office:meta>
</office:document-meta>
</file>